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fill-color="#000000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 " draw:style-name="dp1" draw:master-page-name="Default">
        <draw:circle draw:style-name="gr1" draw:text-style-name="P1" draw:layer="layout" svg:width="-0.425cm" svg:height="-0.425cm" svg:x="6.453cm" svg:y="7.856cm">
          <text:p/>
        </draw:circle>
        <draw:circle draw:style-name="gr2" draw:text-style-name="P1" draw:layer="layout" svg:width="-0.425cm" svg:height="-0.425cm" svg:x="7.752cm" svg:y="6.755cm">
          <text:p/>
        </draw:circle>
        <draw:circle draw:style-name="gr1" draw:text-style-name="P1" draw:layer="layout" svg:width="-0.425cm" svg:height="-0.425cm" svg:x="9.65cm" svg:y="5.753cm">
          <text:p/>
        </draw:circle>
        <draw:line draw:style-name="gr3" draw:text-style-name="P1" draw:layer="layout" svg:x1="9.216cm" svg:y1="5.645cm" svg:x2="7.752cm" svg:y2="6.48cm">
          <text:p/>
        </draw:line>
        <draw:line draw:style-name="gr3" draw:text-style-name="P1" draw:layer="layout" svg:x1="7.481cm" svg:y1="6.755cm" svg:x2="6.453cm" svg:y2="7.522cm">
          <text:p/>
        </draw:line>
        <draw:line draw:style-name="gr3" draw:text-style-name="P1" draw:layer="layout" svg:x1="7.674cm" svg:y1="6.755cm" svg:x2="8.136cm" svg:y2="7.056cm">
          <text:p/>
        </draw:line>
        <draw:line draw:style-name="gr3" draw:text-style-name="P1" draw:layer="layout" svg:x1="6.112cm" svg:y1="7.856cm" svg:x2="5.75cm" svg:y2="8.404cm">
          <text:p/>
        </draw:line>
        <draw:line draw:style-name="gr3" draw:text-style-name="P1" draw:layer="layout" svg:x1="6.39cm" svg:y1="7.856cm" svg:x2="6.902cm" svg:y2="8.377cm">
          <text:p/>
        </draw:line>
        <draw:frame draw:style-name="gr4" draw:layer="layout" svg:width="0.925cm" svg:height="0.963cm" svg:x="5.28cm" svg:y="8.6cm">
          <draw:text-box>
            <text:p>A</text:p>
          </draw:text-box>
        </draw:frame>
        <draw:frame draw:style-name="gr4" draw:layer="layout" svg:width="0.925cm" svg:height="0.963cm" svg:x="6.481cm" svg:y="8.601cm">
          <draw:text-box>
            <text:p>B</text:p>
          </draw:text-box>
        </draw:frame>
        <draw:rect draw:style-name="gr2" draw:text-style-name="P1" draw:layer="layout" svg:width="-0.354cm" svg:height="-0.354cm" svg:x="7.094cm" svg:y="8.731cm">
          <text:p/>
        </draw:rect>
        <draw:rect draw:style-name="gr2" draw:text-style-name="P1" draw:layer="layout" svg:width="-0.354cm" svg:height="-0.354cm" svg:x="5.894cm" svg:y="8.731cm">
          <text:p/>
        </draw:rect>
        <draw:circle draw:style-name="gr1" draw:text-style-name="P1" draw:layer="layout" svg:width="-0.425cm" svg:height="-0.425cm" svg:x="11.55cm" svg:y="4.653cm">
          <text:p/>
        </draw:circle>
        <draw:line draw:style-name="gr3" draw:text-style-name="P1" draw:layer="layout" svg:x1="11.116cm" svg:y1="4.545cm" svg:x2="9.652cm" svg:y2="5.38cm">
          <text:p/>
        </draw:line>
        <draw:line draw:style-name="gr3" draw:text-style-name="P1" draw:layer="layout" svg:x1="12cm" svg:y1="5cm" svg:x2="8.334cm" svg:y2="7.21cm">
          <text:p/>
        </draw:line>
        <draw:line draw:style-name="gr5" draw:text-style-name="P1" draw:layer="layout" svg:x1="8.3cm" svg:y1="7.2cm" svg:x2="9.4cm" svg:y2="8cm">
          <text:p/>
        </draw:line>
        <draw:line draw:style-name="gr3" draw:text-style-name="P1" draw:layer="layout" svg:x1="9.574cm" svg:y1="5.656cm" svg:x2="9.868cm" svg:y2="5.957cm">
          <text:p/>
        </draw:line>
        <draw:line draw:style-name="gr3" draw:text-style-name="P1" draw:layer="layout" svg:x1="11.474cm" svg:y1="4.457cm" svg:x2="11.768cm" svg:y2="4.758cm">
          <text:p/>
        </draw:line>
        <draw:circle draw:style-name="gr1" draw:text-style-name="P1" draw:layer="layout" svg:width="-0.425cm" svg:height="-0.425cm" svg:x="13.753cm" svg:y="7.856cm">
          <text:p/>
        </draw:circle>
        <draw:circle draw:style-name="gr1" draw:text-style-name="P1" draw:layer="layout" svg:width="-0.425cm" svg:height="-0.425cm" svg:x="15.052cm" svg:y="6.755cm">
          <text:p/>
        </draw:circle>
        <draw:circle draw:style-name="gr6" draw:text-style-name="P1" draw:layer="layout" svg:width="-0.425cm" svg:height="-0.425cm" svg:x="16.95cm" svg:y="5.753cm">
          <text:p/>
        </draw:circle>
        <draw:line draw:style-name="gr3" draw:text-style-name="P1" draw:layer="layout" svg:x1="16.516cm" svg:y1="5.645cm" svg:x2="15.052cm" svg:y2="6.48cm">
          <text:p/>
        </draw:line>
        <draw:line draw:style-name="gr3" draw:text-style-name="P1" draw:layer="layout" svg:x1="14.781cm" svg:y1="6.755cm" svg:x2="13.753cm" svg:y2="7.522cm">
          <text:p/>
        </draw:line>
        <draw:line draw:style-name="gr3" draw:text-style-name="P1" draw:layer="layout" svg:x1="14.974cm" svg:y1="6.755cm" svg:x2="15.436cm" svg:y2="7.056cm">
          <text:p/>
        </draw:line>
        <draw:line draw:style-name="gr3" draw:text-style-name="P1" draw:layer="layout" svg:x1="13.412cm" svg:y1="7.856cm" svg:x2="13.05cm" svg:y2="8.404cm">
          <text:p/>
        </draw:line>
        <draw:line draw:style-name="gr3" draw:text-style-name="P1" draw:layer="layout" svg:x1="13.69cm" svg:y1="7.856cm" svg:x2="14.202cm" svg:y2="8.377cm">
          <text:p/>
        </draw:line>
        <draw:frame draw:style-name="gr4" draw:layer="layout" svg:width="0.925cm" svg:height="0.963cm" svg:x="12.58cm" svg:y="8.6cm">
          <draw:text-box>
            <text:p>A</text:p>
          </draw:text-box>
        </draw:frame>
        <draw:frame draw:style-name="gr4" draw:layer="layout" svg:width="0.925cm" svg:height="0.963cm" svg:x="13.781cm" svg:y="8.601cm">
          <draw:text-box>
            <text:p>B</text:p>
          </draw:text-box>
        </draw:frame>
        <draw:rect draw:style-name="gr2" draw:text-style-name="P1" draw:layer="layout" svg:width="-0.354cm" svg:height="-0.354cm" svg:x="14.394cm" svg:y="8.731cm">
          <text:p/>
        </draw:rect>
        <draw:rect draw:style-name="gr2" draw:text-style-name="P1" draw:layer="layout" svg:width="-0.354cm" svg:height="-0.354cm" svg:x="13.194cm" svg:y="8.731cm">
          <text:p/>
        </draw:rect>
        <draw:circle draw:style-name="gr6" draw:text-style-name="P1" draw:layer="layout" svg:width="-0.425cm" svg:height="-0.425cm" svg:x="18.85cm" svg:y="4.653cm">
          <text:p/>
        </draw:circle>
        <draw:line draw:style-name="gr3" draw:text-style-name="P1" draw:layer="layout" svg:x1="18.416cm" svg:y1="4.545cm" svg:x2="16.952cm" svg:y2="5.38cm">
          <text:p/>
        </draw:line>
        <draw:line draw:style-name="gr3" draw:text-style-name="P1" draw:layer="layout" svg:x1="16.874cm" svg:y1="5.656cm" svg:x2="17.168cm" svg:y2="5.957cm">
          <text:p/>
        </draw:line>
        <draw:line draw:style-name="gr3" draw:text-style-name="P1" draw:layer="layout" svg:x1="18.774cm" svg:y1="4.557cm" svg:x2="19.068cm" svg:y2="4.858cm">
          <text:p/>
        </draw:line>
        <draw:line draw:style-name="gr7" draw:text-style-name="P1" draw:layer="layout" svg:x1="12.2cm" svg:y1="4.5cm" svg:x2="17.7cm" svg:y2="4.5cm">
          <text:p/>
        </draw:line>
        <draw:line draw:style-name="gr7" draw:text-style-name="P1" draw:layer="layout" svg:x1="10.6cm" svg:y1="5.5cm" svg:x2="16.1cm" svg:y2="5.5cm">
          <text:p/>
        </draw:line>
        <draw:line draw:style-name="gr7" draw:text-style-name="P1" draw:layer="layout" svg:x1="8.7cm" svg:y1="6.5cm" svg:x2="14.2cm" svg:y2="6.5cm">
          <text:p/>
        </draw:line>
        <draw:frame draw:style-name="gr4" draw:layer="layout" svg:width="2.051cm" svg:height="0.963cm" svg:x="8.707cm" svg:y="6.779cm">
          <draw:text-box>
            <text:p>hit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09-06-29T14:04:47.89</meta:creation-date>
    <dc:date>2009-09-13T16:10:55.54</dc:date>
    <dc:creator>Евгений Корныхин</dc:creator>
    <meta:editing-duration>PT00H36M03S</meta:editing-duration>
    <meta:editing-cycles>7</meta:editing-cycles>
    <meta:generator>OpenOffice.org/3.1$Win32 OpenOffice.org_project/310m19$Build-9420</meta:generator>
    <meta:printed-by>Евгений Корныхин</meta:printed-by>
    <meta:print-date>2009-09-13T16:02:25.62</meta:print-date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